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23f" officeooo:paragraph-rsid="001f423f"/>
    </style:style>
    <style:style style:name="P2" style:family="paragraph" style:parent-style-name="Standard">
      <style:paragraph-properties fo:text-align="center" style:justify-single-word="false"/>
      <style:text-properties style:font-name="TH Sarabun New" fo:font-size="26pt" fo:font-weight="bold" officeooo:rsid="001f423f" officeooo:paragraph-rsid="001f423f" style:font-size-asian="26pt" style:font-weight-asian="bold" style:font-name-complex="TH Sarabun New" style:font-size-complex="26pt" style:font-weight-complex="bold"/>
    </style:style>
    <style:style style:name="P3" style:family="paragraph" style:parent-style-name="Standard">
      <style:text-properties style:font-name="TH Sarabun New" fo:font-size="18pt" fo:font-weight="bold" officeooo:rsid="00203337" officeooo:paragraph-rsid="00203337" style:font-size-asian="18pt" style:font-weight-asian="bold" style:font-name-complex="TH Sarabun New" style:font-size-complex="18pt" style:font-weight-complex="bold"/>
    </style:style>
    <style:style style:name="P4" style:family="paragraph" style:parent-style-name="Standard">
      <style:text-properties style:font-name="TH Sarabun New" fo:font-size="18pt" fo:font-weight="bold" officeooo:rsid="00213e51" officeooo:paragraph-rsid="00213e51" style:font-size-asian="18pt" style:font-weight-asian="bold" style:font-name-complex="TH Sarabun New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H Sarabun New" fo:font-size="16pt" fo:font-weight="bold" officeooo:rsid="001f423f" officeooo:paragraph-rsid="001f423f" style:font-size-asian="14pt" style:font-weight-asian="bold" style:font-name-complex="TH Sarabun New" style:font-size-complex="16pt" style:font-weight-complex="bold"/>
    </style:style>
    <style:style style:name="T1" style:family="text">
      <style:text-properties officeooo:rsid="0021295e"/>
    </style:style>
    <style:style style:name="T2" style:family="text">
      <style:text-properties fo:font-weight="normal" officeooo:rsid="0021295e" style:font-weight-asian="normal" style:font-weight-complex="normal"/>
    </style:style>
    <style:style style:name="T3" style:family="text">
      <style:text-properties officeooo:rsid="00213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บทที่ 6 สรุปและข้อเสนอแนะ</text:p>
      <text:p text:style-name="P5"><text:tab/><text:span text:style-name="T2">จากขั้นตอนการศึกษาแอพพลิเคชันพูดสื่อใจ ตั้งแต่เริ่มต้นโดยผ่านกระบวนการต่าง ๆ ได้แก่ การวางแผน การวิเคราะห์และออกแบบระบบ การพัฬนาโปรแกรมและการทดสอบโปรแกรม จนกระทั่งสิ้นสุดกระบวนการ สามารถสรุปผลของโครงงานได้ ดังนี้</text:span></text:p>
      <text:p text:style-name="P3">6.1 สรุปความสามารถของระบบ</text:p>
      <text:p text:style-name="P3">6.2 <text:span text:style-name="T3">ปัญหาและอุปสรรในการพัฒนา</text:span></text:p>
      <text:p text:style-name="P4">6.3 ข้อเสนอแนะในการแก้ปัญหา</text:p>
      <text:p text:style-name="P4">6.4 แนวทางในการพัฒนาต่อ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8:09:01.339327465</meta:creation-date>
    <dc:date>2017-06-19T19:22:23.098686802</dc:date>
    <meta:editing-duration>PT1H4M1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73" meta:character-count="297" meta:non-whitespace-character-count="281"/>
  </office:meta>
</office:document-meta>
</file>